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'Baskerville Old Face'" style:font-family-asian="'Baskerville Old Face'" style:font-family-complex="'Baskerville Old Face'" fo:background-color="transparent" style:use-window-font-color="true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ROJECT LINK:</text:span></text:p>
      <text:p text:style-name="P1"><text:span text:style-name="T1"/></text:p>
      <text:p text:style-name="P1"><text:a xlink:href="https://wokwi.com/projects/347919283624346195"><text:span text:style-name="T2">https://wokwi.com/projects/347919283624346195</text:span></text:a><text:span text:style-name="T3"/></text:p>
      <text:p text:style-name="P1"><text:span text:style-name="T3"/></text:p>
      <text:p text:style-name="P1"><text:span text:style-name="T3">Simulate this project on<text:s/></text:span><text:a xlink:href="https://wokwi.com"><text:span text:style-name="T4">https://wokwi.com</text:span></text:a><text:span text:style-name="T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